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1.849cm"/>
    </style:style>
    <style:style style:name="co4" style:family="table-column">
      <style:table-column-properties fo:break-before="auto" style:column-width="1.991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2.31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ta1" style:family="table" style:master-page-name="PageStyle_5f_CEvNS_20_radii">
      <style:table-properties table:display="true" style:writing-mode="lr-tb"/>
    </style:style>
    <style:style style:name="ce1" style:family="table-cell" style:parent-style-name="Default" style:data-style-name="N138">
      <style:table-cell-properties style:rotation-align="none"/>
    </style:style>
    <style:style style:name="ce2" style:family="table-cell" style:parent-style-name="Default" style:data-style-name="N138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38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38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38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 style:data-style-name="N13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38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39">
      <style:table-cell-properties style:rotation-align="none"/>
    </style:style>
    <style:style style:name="ce13" style:family="table-cell" style:parent-style-name="Default" style:data-style-name="N139">
      <style:table-cell-properties style:diagonal-bl-tr="none" style:diagonal-tl-br="none" fo:border="none" style:rotation-align="none"/>
    </style:style>
    <style:style style:name="ce14" style:family="table-cell" style:parent-style-name="Default" style:data-style-name="N139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3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138">
      <style:table-cell-properties style:diagonal-bl-tr="none" style:diagonal-tl-br="none" fo:background-color="transparent" fo:border="none" style:rotation-align="none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38">
      <style:table-cell-properties fo:border-bottom="none" style:diagonal-bl-tr="none" style:diagonal-tl-br="none" fo:background-color="transparent" fo:border-left="none" fo:border-right="1.76pt solid #000000" style:rotation-align="none" fo:border-top="none"/>
    </style:style>
    <style:style style:name="ce23" style:family="table-cell" style:parent-style-name="Default" style:data-style-name="N138">
      <style:table-cell-properties fo:border-bottom="none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EvNS radii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6" table:default-cell-style-name="ce12"/>
        <table:table-column table:style-name="co6" table:number-columns-repeated="2" table:default-cell-style-name="ce1"/>
        <table:table-column table:style-name="co7" table:default-cell-style-name="Default"/>
        <table:table-column table:style-name="co8" table:visibility="collapse" table:default-cell-style-name="Default"/>
        <table:table-column table:style-name="co7" table:number-columns-repeated="16371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" table:number-columns-spanned="4" table:number-rows-spanned="1"/>
          <table:covered-table-cell table:number-columns-repeated="3" table:style-name="ce8"/>
          <table:table-cell table:style-name="ce16" table:number-columns-spanned="5" table:number-rows-spanned="1"/>
          <table:covered-table-cell table:number-columns-repeated="3" table:style-name="ce17"/>
          <table:covered-table-cell table:style-name="ce21"/>
          <table:table-cell table:number-columns-repeated="1637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point like nucleons</text:p>
          </table:table-cell>
          <table:covered-table-cell table:style-name="ce3"/>
          <table:table-cell table:style-name="ce5" table:number-columns-spanned="2" table:number-rows-spanned="1"/>
          <table:covered-table-cell table:style-name="ce9"/>
          <table:table-cell table:style-name="ce11" table:number-columns-spanned="2" table:number-rows-spanned="1"/>
          <table:covered-table-cell table:style-name="ce11"/>
          <table:table-cell table:style-name="ce5" table:number-columns-spanned="2" table:number-rows-spanned="1"/>
          <table:covered-table-cell table:style-name="ce9"/>
          <table:table-cell table:style-name="ce18" table:number-columns-spanned="3" table:number-rows-spanned="1"/>
          <table:covered-table-cell table:style-name="ce11"/>
          <table:covered-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rotons</text:p>
          </table:table-cell>
          <table:table-cell office:value-type="string" calcext:value-type="string">
            <text:p>neutrons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19"/>
          <table:table-cell table:style-name="ce22"/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kMs</text:p>
          </table:table-cell>
          <table:table-cell office:value-type="float" office:value="3.3559" calcext:value-type="float">
            <text:p>3.356</text:p>
          </table:table-cell>
          <table:table-cell office:value-type="float" office:value="3.4448" calcext:value-type="float">
            <text:p>3.445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ly6</text:p>
          </table:table-cell>
          <table:table-cell office:value-type="float" office:value="3.3302" calcext:value-type="float">
            <text:p>3.330</text:p>
          </table:table-cell>
          <table:table-cell office:value-type="float" office:value="3.4122" calcext:value-type="float">
            <text:p>3.412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V-min</text:p>
          </table:table-cell>
          <table:table-cell office:value-type="float" office:value="3.3207" calcext:value-type="float">
            <text:p>3.321</text:p>
          </table:table-cell>
          <table:table-cell office:value-type="float" office:value="3.4175" calcext:value-type="float">
            <text:p>3.418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EDF1</text:p>
          </table:table-cell>
          <table:table-cell office:value-type="float" office:value="3.2961" calcext:value-type="float">
            <text:p>3.296</text:p>
          </table:table-cell>
          <table:table-cell office:value-type="float" office:value="3.4065" calcext:value-type="float">
            <text:p>3.407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kMs</text:p>
          </table:table-cell>
          <table:table-cell office:value-type="float" office:value="3.9488" calcext:value-type="float">
            <text:p>3.949</text:p>
          </table:table-cell>
          <table:table-cell office:value-type="float" office:value="4.0029" calcext:value-type="float">
            <text:p>4.003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ly6</text:p>
          </table:table-cell>
          <table:table-cell office:value-type="float" office:value="3.9437" calcext:value-type="float">
            <text:p>3.944</text:p>
          </table:table-cell>
          <table:table-cell office:value-type="float" office:value="3.9878" calcext:value-type="float">
            <text:p>3.988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V-min</text:p>
          </table:table-cell>
          <table:table-cell office:value-type="float" office:value="3.9221" calcext:value-type="float">
            <text:p>3.922</text:p>
          </table:table-cell>
          <table:table-cell office:value-type="float" office:value="3.98" calcext:value-type="float">
            <text:p>3.980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NEDF1</text:p>
          </table:table-cell>
          <table:table-cell office:value-type="float" office:value="3.9035" calcext:value-type="float">
            <text:p>3.904</text:p>
          </table:table-cell>
          <table:table-cell office:value-type="float" office:value="3.9752" calcext:value-type="float">
            <text:p>3.975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kMs</text:p>
          </table:table-cell>
          <table:table-cell office:value-type="float" office:value="3.9649" calcext:value-type="float">
            <text:p>3.965</text:p>
          </table:table-cell>
          <table:table-cell office:value-type="float" office:value="4.0532" calcext:value-type="float">
            <text:p>4.053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y6</text:p>
          </table:table-cell>
          <table:table-cell office:value-type="float" office:value="3.959" calcext:value-type="float">
            <text:p>3.959</text:p>
          </table:table-cell>
          <table:table-cell office:value-type="float" office:value="4.0309" calcext:value-type="float">
            <text:p>4.031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V-min</text:p>
          </table:table-cell>
          <table:table-cell office:value-type="float" office:value="3.9395" calcext:value-type="float">
            <text:p>3.940</text:p>
          </table:table-cell>
          <table:table-cell office:value-type="float" office:value="4.0307" calcext:value-type="float">
            <text:p>4.031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EDF1</text:p>
          </table:table-cell>
          <table:table-cell office:value-type="float" office:value="3.922" calcext:value-type="float">
            <text:p>3.922</text:p>
          </table:table-cell>
          <table:table-cell office:value-type="float" office:value="4.0283" calcext:value-type="float">
            <text:p>4.028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kMs</text:p>
          </table:table-cell>
          <table:table-cell office:value-type="float" office:value="3.9727" calcext:value-type="float">
            <text:p>3.973</text:p>
          </table:table-cell>
          <table:table-cell office:value-type="float" office:value="4.0766" calcext:value-type="float">
            <text:p>4.077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ly6</text:p>
          </table:table-cell>
          <table:table-cell office:value-type="float" office:value="3.9652" calcext:value-type="float">
            <text:p>3.965</text:p>
          </table:table-cell>
          <table:table-cell office:value-type="float" office:value="4.054" calcext:value-type="float">
            <text:p>4.054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V-min</text:p>
          </table:table-cell>
          <table:table-cell office:value-type="float" office:value="3.9473" calcext:value-type="float">
            <text:p>3.947</text:p>
          </table:table-cell>
          <table:table-cell office:value-type="float" office:value="4.0544" calcext:value-type="float">
            <text:p>4.054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EDF1</text:p>
          </table:table-cell>
          <table:table-cell office:value-type="float" office:value="3.9308" calcext:value-type="float">
            <text:p>3.931</text:p>
          </table:table-cell>
          <table:table-cell office:value-type="float" office:value="4.0529" calcext:value-type="float">
            <text:p>4.053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kMs</text:p>
          </table:table-cell>
          <table:table-cell office:value-type="float" office:value="3.9797" calcext:value-type="float">
            <text:p>3.980</text:p>
          </table:table-cell>
          <table:table-cell office:value-type="float" office:value="4.0985" calcext:value-type="float">
            <text:p>4.099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ly6</text:p>
          </table:table-cell>
          <table:table-cell office:value-type="float" office:value="3.9762" calcext:value-type="float">
            <text:p>3.976</text:p>
          </table:table-cell>
          <table:table-cell office:value-type="float" office:value="4.0806" calcext:value-type="float">
            <text:p>4.081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V-min</text:p>
          </table:table-cell>
          <table:table-cell office:value-type="float" office:value="3.9546" calcext:value-type="float">
            <text:p>3.955</text:p>
          </table:table-cell>
          <table:table-cell office:value-type="float" office:value="4.0772" calcext:value-type="float">
            <text:p>4.077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EDF1</text:p>
          </table:table-cell>
          <table:table-cell office:value-type="float" office:value="3.9413" calcext:value-type="float">
            <text:p>3.941</text:p>
          </table:table-cell>
          <table:table-cell office:value-type="float" office:value="4.0782" calcext:value-type="float">
            <text:p>4.078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kMs</text:p>
          </table:table-cell>
          <table:table-cell office:value-type="float" office:value="4.0158" calcext:value-type="float">
            <text:p>4.016</text:p>
          </table:table-cell>
          <table:table-cell office:value-type="float" office:value="4.1632" calcext:value-type="float">
            <text:p>4.163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ly6</text:p>
          </table:table-cell>
          <table:table-cell office:value-type="float" office:value="4.0039" calcext:value-type="float">
            <text:p>4.004</text:p>
          </table:table-cell>
          <table:table-cell office:value-type="float" office:value="4.1379" calcext:value-type="float">
            <text:p>4.138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V-min</text:p>
          </table:table-cell>
          <table:table-cell office:value-type="float" office:value="3.9778" calcext:value-type="float">
            <text:p>3.978</text:p>
          </table:table-cell>
          <table:table-cell office:value-type="float" office:value="4.1294" calcext:value-type="float">
            <text:p>4.129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NEDF1</text:p>
          </table:table-cell>
          <table:table-cell office:value-type="float" office:value="3.9748" calcext:value-type="float">
            <text:p>3.975</text:p>
          </table:table-cell>
          <table:table-cell office:value-type="float" office:value="4.1398" calcext:value-type="float">
            <text:p>4.140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kMs</text:p>
          </table:table-cell>
          <table:table-cell office:value-type="float" office:value="4.7017" calcext:value-type="float">
            <text:p>4.702</text:p>
          </table:table-cell>
          <table:table-cell office:value-type="float" office:value="4.8364" calcext:value-type="float">
            <text:p>4.836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ly6</text:p>
          </table:table-cell>
          <table:table-cell office:value-type="float" office:value="4.6977" calcext:value-type="float">
            <text:p>4.698</text:p>
          </table:table-cell>
          <table:table-cell office:value-type="float" office:value="4.8241" calcext:value-type="float">
            <text:p>4.824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V-min</text:p>
          </table:table-cell>
          <table:table-cell office:value-type="float" office:value="4.6755" calcext:value-type="float">
            <text:p>4.676</text:p>
          </table:table-cell>
          <table:table-cell office:value-type="float" office:value="4.8135" calcext:value-type="float">
            <text:p>4.814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NEDF1</text:p>
          </table:table-cell>
          <table:table-cell office:value-type="float" office:value="4.6758" calcext:value-type="float">
            <text:p>4.676</text:p>
          </table:table-cell>
          <table:table-cell office:value-type="float" office:value="4.8216" calcext:value-type="float">
            <text:p>4.822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kMs</text:p>
          </table:table-cell>
          <table:table-cell office:value-type="float" office:value="4.7629" calcext:value-type="float">
            <text:p>4.763</text:p>
          </table:table-cell>
          <table:table-cell office:value-type="float" office:value="4.8977" calcext:value-type="float">
            <text:p>4.898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ly6</text:p>
          </table:table-cell>
          <table:table-cell office:value-type="float" office:value="4.7585" calcext:value-type="float">
            <text:p>4.759</text:p>
          </table:table-cell>
          <table:table-cell office:value-type="float" office:value="4.8853" calcext:value-type="float">
            <text:p>4.885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V-min</text:p>
          </table:table-cell>
          <table:table-cell office:value-type="float" office:value="4.7386" calcext:value-type="float">
            <text:p>4.739</text:p>
          </table:table-cell>
          <table:table-cell office:value-type="float" office:value="4.8783" calcext:value-type="float">
            <text:p>4.878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tab/>UNEDF1 </text:p>
          </table:table-cell>
          <table:table-cell office:value-type="float" office:value="4.74" calcext:value-type="float">
            <text:p>4.740</text:p>
          </table:table-cell>
          <table:table-cell office:value-type="float" office:value="4.887" calcext:value-type="float">
            <text:p>4.887</text:p>
          </table:table-cell>
          <table:table-cell table:style-name="ce6"/>
          <table:table-cell table:style-name="ce10" table:number-columns-repeated="2"/>
          <table:table-cell table:style-name="ce13"/>
          <table:table-cell table:style-name="ce6"/>
          <table:table-cell table:style-name="ce10" table:number-columns-repeated="2"/>
          <table:table-cell table:style-name="ce20"/>
          <table:table-cell table:style-name="ce2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adius</text:p>
          </table:table-cell>
          <table:table-cell table:number-columns-repeated="3"/>
          <table:table-cell table:style-name="ce14" table:number-columns-spanned="1" table:number-rows-spanned="2"/>
          <table:table-cell table:number-columns-repeated="16375"/>
        </table:table-row>
        <table:table-row table:style-name="ro1">
          <table:table-cell table:number-columns-repeated="5"/>
          <table:table-cell table:style-name="ce7" table:number-columns-repeated="2"/>
          <table:table-cell/>
          <table:covered-table-cell table:style-name="ce15"/>
          <table:table-cell table:number-columns-repeated="16375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rms" table:base-cell-address="$'CEvNS radii'.$A$1" table:expression="'cevns radii'!#ref!"/>
          <table:named-range table:name="rms_1" table:base-cell-address="$'CEvNS radii'.$A$1" table:cell-range-address="$'CEvNS radii'.$A$5:.$E$3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EvNS_20_radii" style:display-name="PageStyle_CEvNS radi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edric Simenel</meta:initial-creator>
    <meta:creation-date>2024-04-26T06:22:28</meta:creation-date>
    <dc:date>2024-05-02T14:52:56.879393511</dc:date>
    <meta:generator>LibreOffice/24.2.2.2$Linux_X86_64 LibreOffice_project/d56cc158d8a96260b836f100ef4b4ef25d6f1a01</meta:generator>
    <meta:editing-duration>PT2H44M47S</meta:editing-duration>
    <meta:editing-cycles>2</meta:editing-cycles>
    <meta:document-statistic meta:table-count="1" meta:cell-count="166" meta:object-count="0"/>
    <meta:user-defined meta:name="AppVersion">16.0300</meta:user-defined>
  </office:meta>
</office:document-meta>
</file>